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000000400D01C7F3EBF9B6D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391cm" svg:x="1cm" svg:y="7.154cm">
          <draw:image xlink:href="Pictures/10000201000004F000000400D01C7F3EBF9B6D6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1"/>
    <meta:generator>LibreOffice/6.4.7.2$Linux_X86_64 LibreOffice_project/40$Build-2</meta:generator>
  </office:meta>
</office:document-meta>
</file>